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text-properties officeooo:rsid="00b9697a" officeooo:paragraph-rsid="00b9697a"/>
    </style:style>
    <style:style style:name="P62" style:family="paragraph" style:parent-style-name="Text_20_body" style:list-style-name="L6">
      <style:text-properties style:font-name="Liberation Sans1" officeooo:paragraph-rsid="00b3f03c"/>
    </style:style>
    <style:style style:name="P63" style:family="paragraph" style:parent-style-name="Text_20_body" style:list-style-name="L7">
      <style:text-properties style:font-name="Liberation Sans1"/>
    </style:style>
    <style:style style:name="P64" style:family="paragraph" style:parent-style-name="Text_20_body" style:list-style-name="L7">
      <style:text-properties style:font-name="Liberation Sans1" officeooo:paragraph-rsid="00b63e21"/>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officeooo:paragraph-rsid="00b3f03c"/>
    </style:style>
    <style:style style:name="P67" style:family="paragraph" style:parent-style-name="Text_20_body" style:list-style-name="L9">
      <style:text-properties style:font-name="Liberation Sans1" officeooo:paragraph-rsid="00b3f03c"/>
    </style:style>
    <style:style style:name="P68" style:family="paragraph" style:parent-style-name="Text_20_body" style:list-style-name="L10">
      <style:text-properties style:font-name="Liberation Sans1"/>
    </style:style>
    <style:style style:name="P69" style:family="paragraph" style:parent-style-name="Text_20_body" style:list-style-name="L11"/>
    <style:style style:name="P70" style:family="paragraph" style:parent-style-name="Text_20_body">
      <style:text-properties officeooo:paragraph-rsid="00b1eeea"/>
    </style:style>
    <style:style style:name="P71" style:family="paragraph" style:parent-style-name="Standard">
      <style:text-properties style:font-name="Liberation Sans1" officeooo:rsid="001e1c4b" officeooo:paragraph-rsid="0023cb14"/>
    </style:style>
    <style:style style:name="P72" style:family="paragraph" style:parent-style-name="Heading_20_1">
      <style:text-properties style:font-name="Liberation Sans1"/>
    </style:style>
    <style:style style:name="P73"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4" style:family="paragraph" style:parent-style-name="Preformatted_20_Text">
      <style:text-properties officeooo:paragraph-rsid="00afb568"/>
    </style:style>
    <style:style style:name="P75" style:family="paragraph" style:parent-style-name="Text_20_body">
      <style:text-properties style:font-name="Liberation Sans1" fo:font-weight="bold" style:font-weight-asian="bold" style:font-weight-complex="bold"/>
    </style:style>
    <style:style style:name="P76" style:family="paragraph" style:parent-style-name="Text_20_body">
      <style:text-properties style:font-name="Liberation Sans1"/>
    </style:style>
    <style:style style:name="P77" style:family="paragraph" style:parent-style-name="Heading_20_2">
      <style:text-properties style:font-name="Liberation Sans1"/>
    </style:style>
    <style:style style:name="P78" style:family="paragraph" style:parent-style-name="Heading_20_2">
      <style:paragraph-properties fo:margin-top="0in" fo:margin-bottom="0in" style:contextual-spacing="false"/>
    </style:style>
    <style:style style:name="P79" style:family="paragraph" style:parent-style-name="Heading_20_1">
      <style:text-properties style:font-name="Liberation Sans1" officeooo:rsid="001e1c4b"/>
    </style:style>
    <style:style style:name="P80" style:family="paragraph" style:parent-style-name="Text_20_body">
      <style:text-properties style:font-name="Liberation Sans1" officeooo:rsid="001e1c4b"/>
    </style:style>
    <style:style style:name="P81" style:family="paragraph" style:parent-style-name="Text_20_body">
      <style:text-properties style:font-name="Liberation Sans1" officeooo:rsid="001e1c4b" officeooo:paragraph-rsid="002e9f7c"/>
    </style:style>
    <style:style style:name="P82" style:family="paragraph" style:parent-style-name="Heading_20_1">
      <style:text-properties officeooo:rsid="005f942d" officeooo:paragraph-rsid="005f942d"/>
    </style:style>
    <style:style style:name="P83"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5"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officeooo:paragraph-rsid="00561c4d"/>
    </style:style>
    <style:style style:name="P87"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9"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0"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1" style:family="paragraph" style:parent-style-name="Standard">
      <style:text-properties officeooo:paragraph-rsid="00a2dc26"/>
    </style:style>
    <style:style style:name="P92"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3"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line-height="115%"/>
      <style:text-properties style:font-name="Liberation Sans"/>
    </style:style>
    <style:style style:name="P95" style:family="paragraph" style:parent-style-name="Text_20_body">
      <style:text-properties officeooo:rsid="0096adcc"/>
    </style:style>
    <style:style style:name="P96"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bf1485"/>
    </style:style>
    <style:style style:name="T20" style:family="text">
      <style:text-properties officeooo:rsid="00b53adb"/>
    </style:style>
    <style:style style:name="T21" style:family="text">
      <style:text-properties officeooo:rsid="00b4fa12"/>
    </style:style>
    <style:style style:name="T22" style:family="text">
      <style:text-properties style:font-name="Liberation Sans1" officeooo:rsid="002bca0c"/>
    </style:style>
    <style:style style:name="T23" style:family="text">
      <style:text-properties style:font-name="Liberation Sans1" officeooo:rsid="00aa9ce0"/>
    </style:style>
    <style:style style:name="T24" style:family="text">
      <style:text-properties style:font-name="Liberation Sans1" officeooo:rsid="00adc6fd"/>
    </style:style>
    <style:style style:name="T25" style:family="text">
      <style:text-properties style:font-name="Liberation Sans1" officeooo:rsid="00b525d8"/>
    </style:style>
    <style:style style:name="T26" style:family="text">
      <style:text-properties style:font-name="Liberation Sans1" fo:font-weight="bold" style:font-weight-asian="bold" style:font-weight-complex="bold"/>
    </style:style>
    <style:style style:name="T27" style:family="text">
      <style:text-properties officeooo:rsid="00b525d8"/>
    </style:style>
    <style:style style:name="T28" style:family="text">
      <style:text-properties officeooo:rsid="00adc6fd"/>
    </style:style>
    <style:style style:name="T29" style:family="text">
      <style:text-properties officeooo:rsid="00afb568"/>
    </style:style>
    <style:style style:name="T30" style:family="text">
      <style:text-properties officeooo:rsid="005f942d"/>
    </style:style>
    <style:style style:name="T3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3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3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3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35" style:family="text">
      <style:text-properties style:font-name="0" fo:font-style="normal" fo:font-weight="normal" style:font-style-asian="normal" style:font-weight-asian="normal" style:font-style-complex="normal" style:font-weight-complex="normal"/>
    </style:style>
    <style:style style:name="T36" style:family="text">
      <style:text-properties fo:font-size="9pt" fo:font-weight="bold" style:font-size-asian="9pt" style:font-weight-asian="bold" style:font-size-complex="9pt" style:font-style-complex="normal" style:font-weight-complex="bold"/>
    </style:style>
    <style:style style:name="T3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38" style:family="text">
      <style:text-properties fo:font-size="6pt" fo:font-weight="bold" style:font-size-asian="5.25pt" style:font-weight-asian="bold" style:font-size-complex="6pt" style:font-style-complex="normal" style:font-weight-complex="bold"/>
    </style:style>
    <style:style style:name="T39" style:family="text">
      <style:text-properties fo:font-size="9pt" fo:font-weight="bold" officeooo:rsid="00a229ee" style:font-size-asian="9pt" style:font-weight-asian="bold" style:font-size-complex="9pt" style:font-style-complex="normal" style:font-weight-complex="bold"/>
    </style:style>
    <style:style style:name="T40" style:family="text">
      <style:text-properties style:font-name="Liberation Serif"/>
    </style:style>
    <style:style style:name="T41" style:family="text">
      <style:text-properties fo:font-size="9pt" fo:font-weight="bold" officeooo:rsid="00a2dc26" style:font-size-asian="9pt" style:font-weight-asian="bold" style:font-size-complex="9pt" style:font-style-complex="normal" style:font-weight-complex="bold"/>
    </style:style>
    <style:style style:name="T42" style:family="text">
      <style:text-properties style:font-name="Liberation Sans" fo:font-style="normal" fo:font-weight="normal" style:font-style-asian="normal" style:font-weight-asian="normal" style:font-style-complex="normal" style:font-weight-complex="normal"/>
    </style:style>
    <style:style style:name="T43" style:family="text">
      <style:text-properties style:font-name="Liberation Mono" fo:font-size="8pt" fo:font-weight="bold" style:font-size-asian="8pt" style:font-weight-asian="bold" style:font-size-complex="8pt" style:font-weight-complex="bold"/>
    </style:style>
    <style:style style:name="T44"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09_2450920443" office:name="Layer 2B: Squid Proxy Server Configuration" text:style-name="Index_20_Link" text:visited-style-name="Index_20_Link">Layer 2B: Squid Proxy Server Configuration<text:tab/>8</text:a></text:p>
          <text:p text:style-name="P4"><text:a xlink:type="simple" xlink:href="#__RefHeading___Toc1911_2450920443" office:name="Installation" text:style-name="Index_20_Link" text:visited-style-name="Index_20_Link">Installation<text:tab/>8</text:a></text:p>
          <text:p text:style-name="P4"><text:a xlink:type="simple" xlink:href="#__RefHeading___Toc1913_2450920443" office:name="Configuration &amp; Access Control" text:style-name="Index_20_Link" text:visited-style-name="Index_20_Link">Configuration &amp; Access Control<text:tab/>8</text:a></text:p>
          <text:p text:style-name="P4"><text:a xlink:type="simple" xlink:href="#__RefHeading___Toc1915_2450920443" office:name="Firewall Implementation" text:style-name="Index_20_Link" text:visited-style-name="Index_20_Link">Firewall Implementation<text:tab/>8</text:a></text:p>
          <text:p text:style-name="P4"><text:a xlink:type="simple" xlink:href="#__RefHeading___Toc1917_2450920443" office:name="Client Integration" text:style-name="Index_20_Link" text:visited-style-name="Index_20_Link">Client Integ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ext:soft-page-break/>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text:soft-page-break/></text:p>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Heading_20_2" text:outline-level="2"><text:bookmark-start text:name="__RefHeading___Toc1909_2450920443"/>Layer 2B: <text:bookmark-end text:name="__RefHeading___Toc1909_2450920443"/></text:h>
      <text:p text:style-name="Text_20_body">NEXUS</text:p>
      <text:p text:style-name="P61">Install Docker on <text:s/>Rocky <text:s/>linux server</text:p>
      <text:p text:style-name="Text_20_body">sudo dnf -y install dnf-plugins-core <text:line-break/>sudo dnf config-manager --add-repo https://download.docker.com/linux/rhel/docker-ce.repo <text:line-break/>sudo dnf install docker-ce docker-ce-cli containerd.io docker-buildx-plugin docker-compose-plugin <text:line-break/>sudo systemctl enable --now docker <text:line-break/>sudo docker run hello-world</text:p>
      <text:p text:style-name="P61">Install Nexus</text:p>
      <text:p text:style-name="P61">docker run -d <text:s text:c="2"/>-p 8081:8081 <text:s text:c="2"/>--name nexus <text:s/><text:span text:style-name="T19"><text:s/></text:span>--restart always <text:s/>-v nexus-data:/nexus-data sonatype/nexus3</text:p>
      <text:p text:style-name="Text_20_body">docker exec -it nexus cat /nexus-data/admin.password<text:line-break/></text:p>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2">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3">Then give this local DNS server access through the LAN firewall for external resolution. </text:p>
        </text:list-item>
        <text:list-item>
          <text:p text:style-name="P64">Configure the zones and add forward and reverse DNS records. First, add the forward zone: <text:s/></text:p>
        </text:list-item>
      </text:list>
      <text:p text:style-name="Preformatted_20_Text">ipa dnszone-add example.local</text:p>
      <text:list text:continue-numbering="true" text:style-name="L7">
        <text:list-item>
          <text:p text:style-name="P65">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6">Add A records for hosts:</text:p>
        </text:list-item>
      </text:list>
      <text:p text:style-name="Preformatted_20_Text">ipa dnsrecord-add example.local mgmt-iam --a-rec 10.0.10.6<text:line-break/>ipa dnsrecord-add example.local mgmt-bastion --a-rec 10.0.10.7 <text:line-break/>ipa dnsrecord-add example.local <text:span text:style-name="T20">sec</text:span>-squid --a-rec 10.0.60.13</text:p>
      <text:list text:style-name="L9">
        <text:list-item>
          <text:p text:style-name="P67">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8">Add PTR records:</text:p>
        </text:list-item>
      </text:list>
      <text:p text:style-name="Preformatted_20_Text">ipa dnsrecord-add 10.0.10.in-addr.arpa 7 --ptr-rec mgmt-bastion.example.local<text:line-break/>pa dnsrecord-add 10.0.60.in-addr.arpa 13 --ptr-rec mgmt-squid.example.local</text:p>
      <text:list text:style-name="L11">
        <text:list-item>
          <text:p text:style-name="P69">Test the DNS records using dig:</text:p>
        </text:list-item>
      </text:list>
      <text:p text:style-name="Preformatted_20_Text">dig mgmt-<text:span text:style-name="T21">test</text:span>.example.local A<text:line-break/>dig -x 10.0.10.5</text:p>
      <text:p text:style-name="Text_20_body"/>
      <text:p text:style-name="P70"><text:soft-page-break/></text:p>
      <text:h text:style-name="Heading_20_2" text:outline-level="2"><text:bookmark-start text:name="__RefHeading___Toc1486_3083391142"/><text:span text:style-name="T22">Layer </text:span><text:span text:style-name="T6">2</text:span><text:span text:style-name="T23">D</text:span><text:span text:style-name="T6">: Time Sync</text:span><text:bookmark-end text:name="__RefHeading___Toc1486_3083391142"/></text:h>
      <text:p text:style-name="P71">NTP strategy for log consistency across the domain.</text:p>
      <text:p text:style-name="P7"/>
      <text:h text:style-name="P72"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3"/>
      <text:p text:style-name="Text_20_body"><text:span text:style-name="Source_20_Text"><text:span text:style-name="T2">System Preparation and Installation</text:span></text:span></text:p>
      <text:p text:style-name="P73"><text:span text:style-name="Source_20_Text"><text:span text:style-name="T6">Before starting, ensure </text:span></text:span><text:span text:style-name="Source_20_Text"><text:span text:style-name="T24">that the</text:span></text:span><text:span text:style-name="Source_20_Text"><text:span text:style-name="T6"> machine has a **Fully Qualified Domain Name (FQDN)** (e.g., `server.example.</text:span></text:span><text:span text:style-name="Source_20_Text"><text:span text:style-name="T24">local</text:span></text:span><text:span text:style-name="Source_20_Text"><text:span text:style-name="T6">`). Then, update the system and install the FreeIPA server components. </text:span></text:span><text:span text:style-name="Source_20_Text"><text:span text:style-name="T25">Then </text:span></text:span><text:span text:style-name="Source_20_Text"><text:span text:style-name="T26">Install FreeIPA server and DNS packages</text:span></text:span></text:p>
      <text:p text:style-name="Preformatted_20_Text"><text:span text:style-name="Source_20_Text">sudo dnf install freeipa-server freeipa-server-</text:span><text:span text:style-name="Source_20_Text"><text:span text:style-name="T27">dns</text:span></text:span><text:span text:style-name="Source_20_Text"> -y</text:span></text:p>
      <text:p text:style-name="P74"><text:span text:style-name="Source_20_Text">sudo ipa-server-install # Start the interactive installation process</text:span></text:p>
      <text:p text:style-name="Text_20_body"><text:span text:style-name="T6"/></text:p>
      <text:p text:style-name="P75">Firewall Configuration (<text:span text:style-name="T27">on </text:span>i<text:span text:style-name="T28">am</text:span> Server)</text:p>
      <text:p text:style-name="P76"><text:span text:style-name="T29">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29">f</text:span>irewall-cmd –reload <text:span text:style-name="T29">&amp;&amp; </text:span>firewall-cmd –list-ports </text:p>
      <text:h text:style-name="P77" text:outline-level="2"><text:bookmark-start text:name="__RefHeading___Toc1490_3083391142"/>Layer 3B: Access Control<text:bookmark-end text:name="__RefHeading___Toc1490_3083391142"/></text:h>
      <text:p text:style-name="P76">Implementing HBAC (Host-Based Access Control) and Sudo rules.</text:p>
      <text:h text:style-name="P77" text:outline-level="2"><text:bookmark-start text:name="__RefHeading___Toc1492_3083391142"/>Layer 3C: Client Integration<text:bookmark-end text:name="__RefHeading___Toc1492_3083391142"/></text:h>
      <text:p text:style-name="P76">Joining Fedora Workstations and Ubuntu Servers to the domain.</text:p>
      <text:p text:style-name="P76"/>
      <text:p text:style-name="P76"/>
      <text:h text:style-name="P72" text:outline-level="1"><text:bookmark-start text:name="__RefHeading___Toc1494_3083391142"/>Layer 4: Defensive Security &amp; Traffic Management<text:bookmark-end text:name="__RefHeading___Toc1494_3083391142"/></text:h>
      <text:h text:style-name="P77" text:outline-level="2"><text:bookmark-start text:name="__RefHeading___Toc1496_3083391142"/>Layer 4A: Edge Security <text:bookmark-end text:name="__RefHeading___Toc1496_3083391142"/></text:h>
      <text:p text:style-name="P76">Firewall ACLs, NAT, and inter-VLAN routing policies.</text:p>
      <text:h text:style-name="P77" text:outline-level="2"><text:bookmark-start text:name="__RefHeading___Toc1498_3083391142"/>Layer 4B: Network Security <text:bookmark-end text:name="__RefHeading___Toc1498_3083391142"/></text:h>
      <text:p text:style-name="P76">IDS/IPS (Suricata) implementation for threat detection.</text:p>
      <text:p text:style-name="P76"><draw:frame draw:style-name="fr1" draw:name="Frame1" text:anchor-type="as-char" draw:z-index="0"><draw:text-box fo:min-height="0.0161in" fo:min-width="0.0161in"><text:h text:style-name="P78"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P79" text:outline-level="1"><text:soft-page-break/></text:h>
      <text:p text:style-name="P80"/>
      <text:h text:style-name="P72" text:outline-level="1"><text:bookmark-start text:name="__RefHeading___Toc1500_3083391142"/>Layer 5: Observability &amp; Incident Response<text:bookmark-end text:name="__RefHeading___Toc1500_3083391142"/></text:h>
      <text:p text:style-name="P80"/>
      <text:h text:style-name="P72" text:outline-level="1"><text:bookmark-start text:name="__RefHeading___Toc1502_3083391142"/>Layer 5A: Centralized Logging<text:bookmark-end text:name="__RefHeading___Toc1502_3083391142"/></text:h>
      <text:p text:style-name="P80">Auditing authentication, sudo, and system logs.</text:p>
      <text:p text:style-name="P80"/>
      <text:h text:style-name="P77" text:outline-level="2"><text:bookmark-start text:name="__RefHeading___Toc1504_3083391142"/>Layer 5B: Health Monitoring <text:bookmark-end text:name="__RefHeading___Toc1504_3083391142"/></text:h>
      <text:p text:style-name="P80">Real-time metrics and alerting for infrastructure health.</text:p>
      <text:h text:style-name="P77" text:outline-level="2"><text:bookmark-start text:name="__RefHeading___Toc1506_3083391142"/>Layer 5C: Service Availability <text:bookmark-end text:name="__RefHeading___Toc1506_3083391142"/></text:h>
      <text:p text:style-name="P81">Uptime tracking for critical business services.</text:p>
      <text:p text:style-name="P80"/>
      <text:h text:style-name="P72" text:outline-level="1"><text:bookmark-start text:name="__RefHeading___Toc1508_3083391142"/>Layer 6: Application &amp; Container Services<text:bookmark-end text:name="__RefHeading___Toc1508_3083391142"/></text:h>
      <text:p text:style-name="P80"/>
      <text:h text:style-name="P77" text:outline-level="2"><text:bookmark-start text:name="__RefHeading___Toc1510_3083391142"/>Layer 6A: Service Tier <text:bookmark-end text:name="__RefHeading___Toc1510_3083391142"/></text:h>
      <text:p text:style-name="P80">Hardened Web (Nginx) and Database (MariaDB/PostgreSQL) servers.</text:p>
      <text:p text:style-name="P80"/>
      <text:h text:style-name="P77" text:outline-level="2"><text:bookmark-start text:name="__RefHeading___Toc1512_3083391142"/>Layer 6B: Containerization<text:bookmark-end text:name="__RefHeading___Toc1512_3083391142"/></text:h>
      <text:p text:style-name="P80">Rootless Podman scenarios for microservices.</text:p>
      <text:p text:style-name="P80"/>
      <text:h text:style-name="P77" text:outline-level="2"><text:bookmark-start text:name="__RefHeading___Toc1514_3083391142"/>Layer 6C: Secure Storage <text:bookmark-end text:name="__RefHeading___Toc1514_3083391142"/></text:h>
      <text:p text:style-name="P81">Encrypted file sharing and data persistence.</text:p>
      <text:p text:style-name="P80"/>
      <text:h text:style-name="P72" text:outline-level="1"><text:bookmark-start text:name="__RefHeading___Toc1516_3083391142"/>Layer 7: Automation &amp; DevSecOps<text:bookmark-end text:name="__RefHeading___Toc1516_3083391142"/></text:h>
      <text:p text:style-name="P80"/>
      <text:h text:style-name="P77" text:outline-level="2"><text:bookmark-start text:name="__RefHeading___Toc1518_3083391142"/>Layer 7A: IaC with Ansible<text:bookmark-end text:name="__RefHeading___Toc1518_3083391142"/></text:h>
      <text:p text:style-name="P81">Automated hardening and configuration playbooks.</text:p>
      <text:h text:style-name="P77" text:outline-level="2"><text:bookmark-start text:name="__RefHeading___Toc1520_3083391142"/><text:soft-page-break/>Layer 7B: GitOps <text:bookmark-end text:name="__RefHeading___Toc1520_3083391142"/></text:h>
      <text:p text:style-name="P80">Version control for all configuration files via Gitea.</text:p>
      <text:p text:style-name="P80"/>
      <text:h text:style-name="P77" text:outline-level="2"><text:bookmark-start text:name="__RefHeading___Toc1522_3083391142"/>Layer 7C: Backup &amp; Disaster Recovery <text:bookmark-end text:name="__RefHeading___Toc1522_3083391142"/></text:h>
      <text:p text:style-name="P80">Snapshot policies and off-site backup simulation.</text:p>
      <text:h text:style-name="P82" text:outline-level="1"><text:bookmark-start text:name="__RefHeading___Toc2594_1497977652"/>APPENDIX<text:bookmark-end text:name="__RefHeading___Toc2594_1497977652"/></text:h>
      <text:p text:style-name="P83"/>
      <text:h text:style-name="Heading_20_2" text:outline-level="2"><text:bookmark-start text:name="__RefHeading___Toc2596_1497977652"/><text:span text:style-name="T30">A </text:span>sanal makina dhcp ayarlari<text:bookmark-end text:name="__RefHeading___Toc2596_1497977652"/></text:h>
      <text:p text:style-name="P83"><draw:frame draw:style-name="fr2" draw:name="Frame12" text:anchor-type="paragraph" svg:x="4.9362in" svg:y="0.0583in" svg:width="2.439in" draw:z-index="1"><draw:text-box fo:min-height="2.8457in"><text:p text:style-name="P84">Alpien :</text:p><text:p text:style-name="P85">/etc/network/interfaces</text:p><text:p text:style-name="P86"><text:span text:style-name="Source_20_Text"><text:span text:style-name="T31">auto lo</text:span></text:span></text:p><text:p text:style-name="P86"><text:span text:style-name="Source_20_Text"><text:span text:style-name="T31">iface lo inet loopback</text:span></text:span></text:p><text:p text:style-name="P85"/><text:p text:style-name="P86"><text:span text:style-name="Source_20_Text"><text:span text:style-name="T31"># Ana kart (Sadece aktif edilir)</text:span></text:span></text:p><text:p text:style-name="P86"><text:span text:style-name="Source_20_Text"><text:span text:style-name="T31">auto eth0</text:span></text:span></text:p><text:p text:style-name="P86"><text:span text:style-name="Source_20_Text"><text:span text:style-name="T31">iface eth0 inet manual</text:span></text:span></text:p><text:p text:style-name="P86"><text:span text:style-name="Source_20_Text"><text:span text:style-name="T31"><text:s text:c="4"/>up ip link set $IFACE up</text:span></text:span></text:p><text:p text:style-name="P87"/><text:p text:style-name="P86"><text:span text:style-name="Source_20_Text"><text:span text:style-name="T31"># VLAN Arayüzü (Statik IP </text:span></text:span><text:span text:style-name="Source_20_Text"><text:span text:style-name="T32">cubfig</text:span></text:span><text:span text:style-name="Source_20_Text"><text:span text:style-name="T31">)</text:span></text:span></text:p><text:p text:style-name="P86"><text:span text:style-name="Source_20_Text"><text:span text:style-name="T31">auto eth0.10</text:span></text:span></text:p><text:p text:style-name="P86"><text:span text:style-name="Source_20_Text"><text:span text:style-name="T31">iface eth0.10 inet static</text:span></text:span></text:p><text:p text:style-name="P86"><text:span text:style-name="Source_20_Text"><text:span text:style-name="T31"><text:tab/>address 192.168.10.50 <text:s text:c="3"/></text:span></text:span></text:p><text:p text:style-name="P86"><text:span text:style-name="Source_20_Text"><text:span text:style-name="T31"><text:tab/>netmask 255.255.255.0 <text:s text:c="3"/></text:span></text:span></text:p><text:p text:style-name="P86"><text:span text:style-name="Source_20_Text"><text:span text:style-name="T31"><text:tab/>gateway 192.168.10.1 <text:s text:c="4"/></text:span></text:span></text:p><text:p text:style-name="P86"><text:span text:style-name="Source_20_Text"><text:span text:style-name="T31">vlan-raw-device eth0</text:span></text:span></text:p></draw:text-box></draw:frame><draw:frame draw:style-name="fr3" draw:name="Frame13" text:anchor-type="paragraph" svg:x="0.0508in" svg:y="0.0937in" svg:width="2.0626in" draw:z-index="2"><draw:text-box fo:min-height="2.3228in"><text:p text:style-name="P88" loext:marker-style-name="T33">fedora ayar</text:p><text:p text:style-name="P89" loext:marker-style-name="T34"/><text:p text:style-name="Standard" loext:marker-style-name="T35"><text:span text:style-name="Source_20_Text"><text:span text:style-name="T36">[connection]</text:span></text:span></text:p><text:p text:style-name="Standard" loext:marker-style-name="T35"><text:span text:style-name="Source_20_Text"><text:span text:style-name="T36">id=enp1s0.10</text:span></text:span></text:p><text:p text:style-name="Standard" loext:marker-style-name="T35"><text:span text:style-name="Source_20_Text"><text:span text:style-name="T36">type=vlan</text:span></text:span></text:p><text:p text:style-name="Standard" loext:marker-style-name="T35"><text:span text:style-name="Source_20_Text"><text:span text:style-name="T36">interface-name=enp1s0.10</text:span></text:span></text:p><text:p text:style-name="Standard" loext:marker-style-name="T37"><text:span text:style-name="Source_20_Text"><text:span text:style-name="T38"/></text:span></text:p><text:p text:style-name="Standard" loext:marker-style-name="T35"><text:span text:style-name="Source_20_Text"><text:span text:style-name="T36">[vlan]</text:span></text:span></text:p><text:p text:style-name="Standard" loext:marker-style-name="T35"><text:span text:style-name="Source_20_Text"><text:span text:style-name="T36">flags=1</text:span></text:span></text:p><text:p text:style-name="Standard" loext:marker-style-name="T35"><text:span text:style-name="Source_20_Text"><text:span text:style-name="T36">id=10</text:span></text:span></text:p><text:p text:style-name="Standard" loext:marker-style-name="T35"><text:span text:style-name="Source_20_Text"><text:span text:style-name="T36">parent=enp1s0</text:span></text:span></text:p><text:p text:style-name="P90" loext:marker-style-name="T37"/><text:p text:style-name="Standard" loext:marker-style-name="T35"><text:span text:style-name="Source_20_Text"><text:span text:style-name="T36">[ipv4]</text:span></text:span></text:p><text:p text:style-name="Standard" loext:marker-style-name="T35"><text:span text:style-name="Source_20_Text"><text:span text:style-name="T36">address1=10.0.10.6/24,10.0.10.1</text:span></text:span></text:p><text:p text:style-name="Standard" loext:marker-style-name="T35"><text:span text:style-name="Source_20_Text"><text:span text:style-name="T36">method=manual</text:span></text:span></text:p><text:p text:style-name="Standard" loext:marker-style-name="T35"><text:span text:style-name="Source_20_Text"><text:span text:style-name="T36">dns=</text:span></text:span><text:span text:style-name="Source_20_Text"><text:span text:style-name="T39">10.0.10.5,</text:span></text:span><text:span text:style-name="Source_20_Text"><text:span text:style-name="T36">8.8.8.8</text:span></text:span></text:p><text:p text:style-name="P90" loext:marker-style-name="T37"/><text:p text:style-name="Standard" loext:marker-style-name="T35"><text:span text:style-name="Source_20_Text"><text:span text:style-name="T36">[ipv6]</text:span></text:span></text:p><text:p text:style-name="Standard" loext:marker-style-name="T35"><text:span text:style-name="Source_20_Text"><text:span text:style-name="T36">addr-gen-mode=stable-privacy</text:span></text:span></text:p><text:p text:style-name="Standard" loext:marker-style-name="T40"><text:span text:style-name="Source_20_Text"><text:span text:style-name="T36">method=ignore</text:span></text:span></text:p><text:p text:style-name="Standard" loext:marker-style-name="T40"><text:span text:style-name="Source_20_Text"><text:span text:style-name="T36"/></text:span></text:p><text:p text:style-name="P91" loext:marker-style-name="T40"><text:span text:style-name="Source_20_Text"><text:span text:style-name="T41">[proxy]</text:span></text:span></text:p><text:p text:style-name="P91" loext:marker-style-name="T40"><text:span text:style-name="Source_20_Text"><text:span text:style-name="T41">method=manual</text:span></text:span></text:p><text:p text:style-name="P91" loext:marker-style-name="T40"><text:span text:style-name="Source_20_Text"><text:span text:style-name="T41">http-proxy=http://10.0.60.13:3128</text:span></text:span></text:p><text:p text:style-name="P91" loext:marker-style-name="T40"><text:span text:style-name="Source_20_Text"><text:span text:style-name="T41">https-proxy=http://10.0.60.13:3128</text:span></text:span></text:p><text:p text:style-name="P91" loext:marker-style-name="T40"><text:span text:style-name="Source_20_Text"><text:span text:style-name="T41">no-proxy=localhost,127.0.0.1</text:span></text:span></text:p></draw:text-box></draw:frame><draw:frame draw:style-name="fr2" draw:name="Frame14" text:anchor-type="paragraph" svg:x="2.5193in" svg:y="0.0583in" svg:width="2.1992in" draw:z-index="3"><draw:text-box fo:min-height="2.8327in"><text:p text:style-name="P92" loext:marker-style-name="T42">ubuntu ayarlari</text:p><text:p text:style-name="P93" loext:marker-style-name="T42"><text:span text:style-name="Source_20_Text"><text:span text:style-name="T43">network:</text:span></text:span></text:p><text:p text:style-name="P93" loext:marker-style-name="T42"><text:span text:style-name="Source_20_Text"><text:span text:style-name="T43"><text:s text:c="2"/>version: 2</text:span></text:span></text:p><text:p text:style-name="P93" loext:marker-style-name="T42"><text:span text:style-name="Source_20_Text"><text:span text:style-name="T43"><text:s text:c="2"/>ethernets:</text:span></text:span></text:p><text:p text:style-name="P93" loext:marker-style-name="T42"><text:span text:style-name="Source_20_Text"><text:span text:style-name="T43"><text:s text:c="4"/>enp1s0:</text:span></text:span></text:p><text:p text:style-name="P93" loext:marker-style-name="T42"><text:span text:style-name="Source_20_Text"><text:span text:style-name="T43"><text:s text:c="6"/>dhcp4: no</text:span></text:span></text:p><text:p text:style-name="P93" loext:marker-style-name="T42"><text:span text:style-name="Source_20_Text"><text:span text:style-name="T43"><text:s text:c="2"/>vlans:</text:span></text:span></text:p><text:p text:style-name="P93" loext:marker-style-name="T42"><text:span text:style-name="Source_20_Text"><text:span text:style-name="T43"><text:s text:c="4"/>enp1s0.10:</text:span></text:span></text:p><text:p text:style-name="P93" loext:marker-style-name="T42"><text:span text:style-name="Source_20_Text"><text:span text:style-name="T43"><text:s text:c="6"/>id: 10</text:span></text:span></text:p><text:p text:style-name="P93" loext:marker-style-name="T42"><text:span text:style-name="Source_20_Text"><text:span text:style-name="T43"><text:s text:c="6"/>link: enp1s0</text:span></text:span></text:p><text:p text:style-name="P93" loext:marker-style-name="T42"><text:span text:style-name="Source_20_Text"><text:span text:style-name="T43"><text:s text:c="6"/>addresses:</text:span></text:span></text:p><text:p text:style-name="P93" loext:marker-style-name="T42"><text:span text:style-name="Source_20_Text"><text:span text:style-name="T43"><text:s text:c="8"/>- 10.0.10.6/24</text:span></text:span></text:p><text:p text:style-name="P93" loext:marker-style-name="T42"><text:span text:style-name="Source_20_Text"><text:span text:style-name="T43"><text:s text:c="6"/>gateway4: 10.0.10.1</text:span></text:span></text:p><text:p text:style-name="P93" loext:marker-style-name="T42"><text:span text:style-name="Source_20_Text"><text:span text:style-name="T43"><text:s text:c="6"/>nameservers:</text:span></text:span></text:p><text:p text:style-name="P93" loext:marker-style-name="T42"><text:span text:style-name="Source_20_Text"><text:span text:style-name="T43"><text:s text:c="8"/>addresses:</text:span></text:span></text:p><text:p text:style-name="P93" loext:marker-style-name="T42"><text:span text:style-name="Source_20_Text"><text:span text:style-name="T43"><text:s text:c="10"/>- 10.0.10.5</text:span></text:span></text:p><text:p text:style-name="P93" loext:marker-style-name="T42"><text:span text:style-name="Source_20_Text"><text:span text:style-name="T43"><text:s text:c="10"/>- 8.8.8.8</text:span></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4" loext:marker-style-name="T44"/>
      <text:h text:style-name="Heading_20_2" text:outline-level="2"><text:bookmark-start text:name="codecell1"/></text:h>
      <text:p text:style-name="P95"><text:bookmark-end text:name="codecell1"/><text:bookmark-end text:name="__RefHeading___Toc185_1983718479 Copy 2"/></text:p>
      <text:p text:style-name="P96" loext:marker-style-name="T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5T18:28:06.094309380</dc:date>
    <meta:editing-duration>P1DT18H42M27S</meta:editing-duration>
    <meta:editing-cycles>61</meta:editing-cycles>
    <meta:generator>LibreOffice/25.8.4.2$Linux_X86_64 LibreOffice_project/290daaa01b999472f0c7a3890eb6a550fd74c6df</meta:generator>
    <meta:document-statistic meta:table-count="8" meta:image-count="0" meta:object-count="0" meta:page-count="11" meta:paragraph-count="461" meta:word-count="2031" meta:character-count="14419" meta:non-whitespace-character-count="12443"/>
  </office:meta>
</office:document-meta>
</file>